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9a72" officeooo:paragraph-rsid="000b9a72"/>
    </style:style>
    <style:style style:name="P2" style:family="paragraph" style:parent-style-name="Standard">
      <style:text-properties officeooo:rsid="000b9a72" officeooo:paragraph-rsid="0022ef82"/>
    </style:style>
    <style:style style:name="P3" style:family="paragraph" style:parent-style-name="Standard">
      <style:text-properties officeooo:rsid="000b9a72" officeooo:paragraph-rsid="00289f20"/>
    </style:style>
    <style:style style:name="P4" style:family="paragraph" style:parent-style-name="Standard">
      <style:text-properties officeooo:rsid="0015c075" officeooo:paragraph-rsid="000b9a72"/>
    </style:style>
    <style:style style:name="P5" style:family="paragraph" style:parent-style-name="Standard">
      <style:text-properties officeooo:rsid="0015c075" officeooo:paragraph-rsid="0022ef82"/>
    </style:style>
    <style:style style:name="P6" style:family="paragraph" style:parent-style-name="Standard">
      <style:text-properties officeooo:rsid="0015c075" officeooo:paragraph-rsid="003485dc"/>
    </style:style>
    <style:style style:name="P7" style:family="paragraph" style:parent-style-name="Standard">
      <style:text-properties officeooo:rsid="001ac543" officeooo:paragraph-rsid="001ac543"/>
    </style:style>
    <style:style style:name="P8" style:family="paragraph" style:parent-style-name="Standard">
      <style:text-properties officeooo:rsid="001c5bf4" officeooo:paragraph-rsid="001c5bf4"/>
    </style:style>
    <style:style style:name="P9" style:family="paragraph" style:parent-style-name="Standard">
      <style:text-properties officeooo:rsid="001db222" officeooo:paragraph-rsid="001db222"/>
    </style:style>
    <style:style style:name="P10" style:family="paragraph" style:parent-style-name="Standard">
      <style:text-properties officeooo:rsid="0022ef82" officeooo:paragraph-rsid="0024a668"/>
    </style:style>
    <style:style style:name="P11" style:family="paragraph" style:parent-style-name="Standard">
      <style:text-properties officeooo:rsid="0026c918" officeooo:paragraph-rsid="0026c918"/>
    </style:style>
    <style:style style:name="P12" style:family="paragraph" style:parent-style-name="Standard">
      <style:text-properties officeooo:rsid="0027f1d9" officeooo:paragraph-rsid="0027f1d9"/>
    </style:style>
    <style:style style:name="P13" style:family="paragraph" style:parent-style-name="Standard">
      <style:text-properties officeooo:rsid="00289f20" officeooo:paragraph-rsid="00289f20"/>
    </style:style>
    <style:style style:name="P14" style:family="paragraph" style:parent-style-name="Standard">
      <style:text-properties officeooo:rsid="002d44af" officeooo:paragraph-rsid="002d44af"/>
    </style:style>
    <style:style style:name="P15" style:family="paragraph" style:parent-style-name="Standard">
      <style:text-properties officeooo:rsid="002f22be" officeooo:paragraph-rsid="002f22be"/>
    </style:style>
    <style:style style:name="T1" style:family="text">
      <style:text-properties officeooo:rsid="000b9a72"/>
    </style:style>
    <style:style style:name="T2" style:family="text">
      <style:text-properties officeooo:rsid="000cd553"/>
    </style:style>
    <style:style style:name="T3" style:family="text">
      <style:text-properties officeooo:rsid="000e82d7"/>
    </style:style>
    <style:style style:name="T4" style:family="text">
      <style:text-properties officeooo:rsid="000f9df4"/>
    </style:style>
    <style:style style:name="T5" style:family="text">
      <style:text-properties officeooo:rsid="0011504a"/>
    </style:style>
    <style:style style:name="T6" style:family="text">
      <style:text-properties officeooo:rsid="0011bd08"/>
    </style:style>
    <style:style style:name="T7" style:family="text">
      <style:text-properties officeooo:rsid="0013ae69"/>
    </style:style>
    <style:style style:name="T8" style:family="text">
      <style:text-properties officeooo:rsid="0015443c"/>
    </style:style>
    <style:style style:name="T9" style:family="text">
      <style:text-properties officeooo:rsid="0015c075"/>
    </style:style>
    <style:style style:name="T10" style:family="text">
      <style:text-properties officeooo:rsid="0015f017"/>
    </style:style>
    <style:style style:name="T11" style:family="text">
      <style:text-properties officeooo:rsid="00163c14"/>
    </style:style>
    <style:style style:name="T12" style:family="text">
      <style:text-properties officeooo:rsid="00175d77"/>
    </style:style>
    <style:style style:name="T13" style:family="text">
      <style:text-properties officeooo:rsid="0017c59d"/>
    </style:style>
    <style:style style:name="T14" style:family="text">
      <style:text-properties officeooo:rsid="0019957c"/>
    </style:style>
    <style:style style:name="T15" style:family="text">
      <style:text-properties style:font-name="Linux Libertine O" style:font-name-asian="Linux Libertine O" style:font-name-complex="Linux Libertine O"/>
    </style:style>
    <style:style style:name="T16" style:family="text">
      <style:text-properties style:font-name="Linux Libertine O" style:font-name-asian="Noto Sans CJK SC" style:font-name-complex="Lohit Devanagari1"/>
    </style:style>
    <style:style style:name="T17" style:family="text">
      <style:text-properties style:font-name="Linux Libertine O" officeooo:rsid="001d95c3" style:font-name-asian="Noto Sans CJK SC" style:font-name-complex="Lohit Devanagari1"/>
    </style:style>
    <style:style style:name="T18" style:family="text">
      <style:text-properties style:font-name="Linux Libertine O" officeooo:rsid="00214dbc" style:font-name-asian="Noto Sans CJK SC" style:font-name-complex="Lohit Devanagari1"/>
    </style:style>
    <style:style style:name="T19" style:family="text">
      <style:text-properties style:font-name="Linux Libertine O" officeooo:rsid="003853da" style:font-name-asian="Noto Sans CJK SC" style:font-name-complex="Lohit Devanagari1"/>
    </style:style>
    <style:style style:name="T20" style:family="text">
      <style:text-properties officeooo:rsid="001db222"/>
    </style:style>
    <style:style style:name="T21" style:family="text">
      <style:text-properties officeooo:rsid="002070e3"/>
    </style:style>
    <style:style style:name="T22" style:family="text">
      <style:text-properties officeooo:rsid="0022ef82"/>
    </style:style>
    <style:style style:name="T23" style:family="text">
      <style:text-properties officeooo:rsid="0026c918"/>
    </style:style>
    <style:style style:name="T24" style:family="text">
      <style:text-properties officeooo:rsid="0027f1d9"/>
    </style:style>
    <style:style style:name="T25" style:family="text">
      <style:text-properties officeooo:rsid="0028778a"/>
    </style:style>
    <style:style style:name="T26" style:family="text">
      <style:text-properties officeooo:rsid="00289f20"/>
    </style:style>
    <style:style style:name="T27" style:family="text">
      <style:text-properties officeooo:rsid="0028c6b9"/>
    </style:style>
    <style:style style:name="T28" style:family="text">
      <style:text-properties officeooo:rsid="002a19d0"/>
    </style:style>
    <style:style style:name="T29" style:family="text">
      <style:text-properties officeooo:rsid="002b5e1a"/>
    </style:style>
    <style:style style:name="T30" style:family="text">
      <style:text-properties officeooo:rsid="002d44af"/>
    </style:style>
    <style:style style:name="T31" style:family="text">
      <style:text-properties officeooo:rsid="002d74fd"/>
    </style:style>
    <style:style style:name="T32" style:family="text">
      <style:text-properties officeooo:rsid="002edf8a"/>
    </style:style>
    <style:style style:name="T33" style:family="text">
      <style:text-properties officeooo:rsid="00319a90"/>
    </style:style>
    <style:style style:name="T34" style:family="text">
      <style:text-properties officeooo:rsid="00348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éhenne</text:p>
      <text:p text:style-name="P10">Les enfers obéissent à des lois changeantes que les mortels ne peuvent pleinement comprendre, mais des siècles d’étude par l’ordre eskatonique ont permis de déterminer certaines catégories et classifications permettant de combattre (...ou de s’allier avec) les hordes de la Géhenne <text:span text:style-name="T6">(parfois Jehenna, parfois aussi associée au Ginnungagap en « Gehennungagap »)</text:span>.</text:p>
      <text:p text:style-name="P7"/>
      <text:p text:style-name="P2">Les Qlippoths</text:p>
      <text:p text:style-name="P2">les études eskatoniques nous enseignent que la <text:span text:style-name="T22">G</text:span>éhenne est composée de dix Qlippoths. À chacun correspond un type de démon. Les sept premiers sont associés à un péché capital et possèdent un sultan démoniaque assisté de vizirs. Au-delà s’étendent les abysses : plus vastes et froides que l’espace, que nulle créature sophonte ne peut traverser et où rode Levayath-Nidhaugg, le grand serpent du vide. <text:span text:style-name="T12">L</text:span>es trois Qlippoths qui suivent sont au-delà de la compréhension humaine.</text:p>
      <text:p text:style-name="P2"/>
      <text:p text:style-name="P2">Dixième Qlippoth</text:p>
      <text:p text:style-name="P2"><text:span text:style-name="T11">Royaume de l’idolâtrie, t</text:span>ente <text:span text:style-name="T23">par les illusions de grandeur et </text:span><text:span text:style-name="T7">en promettant</text:span> la connaissance le savoir.</text:p>
      <text:p text:style-name="P2">Péché : orgueil.</text:p>
      <text:p text:style-name="P11">Stigmate<text:span text:style-name="T26">s</text:span> : pâleur et contact froid.</text:p>
      <text:p text:style-name="P2">Type de démon : diablotin<text:span text:style-name="T4">s</text:span>.</text:p>
      <text:p text:style-name="P2">Sultan : Elzuphair, la chèvre de la fécondité, l’auto-adoratrice.</text:p>
      <text:p text:style-name="P2">Vizir connu : Eosphorus, le scarabée de l’étoile du matin.</text:p>
      <text:p text:style-name="P2"/>
      <text:p text:style-name="P2">Neuvième Qlippoth</text:p>
      <text:p text:style-name="P2"><text:span text:style-name="T11">Royaume de l’indolence, t</text:span>ente <text:span text:style-name="T23">par les illusions de fardeau et </text:span><text:span text:style-name="T7">en promettant</text:span> la force et la célérité.</text:p>
      <text:p text:style-name="P2">Péché : paresse.</text:p>
      <text:p text:style-name="P11">Stigmate<text:span text:style-name="T26">s</text:span> : pilosité excessive, regard vide.</text:p>
      <text:p text:style-name="P2">Type de démon : <text:span text:style-name="T23">doldrai (</text:span>cauchemar<text:span text:style-name="T4">s</text:span><text:span text:style-name="T23">)</text:span>.</text:p>
      <text:p text:style-name="P2">Sultan : Ba’aluzath, le crapaud assoupi qui jamais ne tressaille mais contacte les autres mondes dans ses rêves.</text:p>
      <text:p text:style-name="P2">Vizir connu : Azzurayelos, la porte de la mort.</text:p>
      <text:p text:style-name="P2"/>
      <text:p text:style-name="P2">Huitième Qlippoth</text:p>
      <text:p text:style-name="P2"><text:span text:style-name="T23">Royaume de l’avidité, t</text:span>ente <text:span text:style-name="T23">par les illusions de faim et besoin et </text:span><text:span text:style-name="T7">en promettant</text:span> l’intellect et la sagesse.</text:p>
      <text:p text:style-name="P2">Péché : avarice.</text:p>
      <text:p text:style-name="P11">Stigmate<text:span text:style-name="T26">s</text:span> : graisse, goitre, bubons.</text:p>
      <text:p text:style-name="P2">Type de démon : <text:span text:style-name="T25">imeressens (</text:span>daimon<text:span text:style-name="T4">s</text:span> et muse<text:span text:style-name="T4">s</text:span><text:span text:style-name="T25">)</text:span>.</text:p>
      <text:p text:style-name="P2">Sultan : Hermithoth, le sachant-tout, gardien de la sagesse du début des temps.</text:p>
      <text:p text:style-name="P2">Vizir connu : Sshlu’utech, le chuchoteur du vide.</text:p>
      <text:p text:style-name="P2"/>
      <text:p text:style-name="P2"><text:span text:style-name="T2">Septi</text:span>ème Qlippoth</text:p>
      <text:p text:style-name="P2"><text:span text:style-name="T24">Royaume de la chair, t</text:span>ente <text:span text:style-name="T24">par les illusions de désir et </text:span><text:span text:style-name="T7">en promettant </text:span>la <text:span text:style-name="T2">volonté et la force d’âme.</text:span></text:p>
      <text:p text:style-name="P2">Péché : <text:span text:style-name="T2">luxure.</text:span></text:p>
      <text:p text:style-name="P12">Stigmate<text:span text:style-name="T26">s</text:span> : yeux de chat, odeur musquée, langue allongée.</text:p>
      <text:p text:style-name="P2">Type de démon : <text:span text:style-name="T2">incube</text:span><text:span text:style-name="T4">s</text:span><text:span text:style-name="T2"> et succube</text:span><text:span text:style-name="T4">s</text:span><text:span text:style-name="T2">.</text:span></text:p>
      <text:p text:style-name="P2">Sultan : <text:span text:style-name="T2">Layalath, la mère des monstres, la matrice sans fond aux multiples unions spirituellement stériles.</text:span></text:p>
      <text:p text:style-name="P2">Vizir connu : <text:span text:style-name="T2">Daskir l’in</text:span><text:span text:style-name="T3">connaissable.</text:span></text:p>
      <text:p text:style-name="P2"/>
      <text:p text:style-name="P2"><text:span text:style-name="T4">S</text:span>ixième Qlippoth</text:p>
      <text:p text:style-name="P2"><text:span text:style-name="T26">Royaume de la </text:span><text:span text:style-name="T27">trahison</text:span><text:span text:style-name="T26">, t</text:span>ente <text:span text:style-name="T26">par </text:span><text:span text:style-name="T27">le doute, </text:span><text:span text:style-name="T26">l</text:span><text:span text:style-name="T27">a fausseté des faits et de la logique</text:span><text:span text:style-name="T26"> et </text:span><text:span text:style-name="T7">en promettant</text:span> la <text:span text:style-name="T4">clairvoyance du passé, du futur et de la distance.</text:span></text:p>
      <text:p text:style-name="P2">Péché : <text:span text:style-name="T4">parjure.</text:span></text:p>
      <text:p text:style-name="P13"><text:soft-page-break/>Stigmates : <text:span text:style-name="T28">langue fourchue, </text:span><text:span text:style-name="T29">yeux de lézard, appendices barbelés ou odeur de pourriture.</text:span></text:p>
      <text:p text:style-name="P2">Type de démon : <text:span text:style-name="T28">thagirions (</text:span><text:span text:style-name="T4">djinns</text:span><text:span text:style-name="T28">)</text:span><text:span text:style-name="T4">.</text:span></text:p>
      <text:p text:style-name="P2">Sultan : <text:span text:style-name="T4">Samayelos, l’empyréen déchu qui préféra la nuit de l’adversaire au soleil démiurgique.</text:span></text:p>
      <text:p text:style-name="P2">Vizir connu : <text:span text:style-name="T4">Phuragojaq, l’annihilateur.</text:span></text:p>
      <text:p text:style-name="P2"/>
      <text:p text:style-name="P2"><text:span text:style-name="T4">Cinquième</text:span> Qlippoth</text:p>
      <text:p text:style-name="P3"><text:span text:style-name="T26">Royaume de la fureur, t</text:span>ente <text:span text:style-name="T26">par les illusions de la destruction et</text:span> <text:span text:style-name="T7">en promettant</text:span> la <text:span text:style-name="T4">métamorphose.</text:span></text:p>
      <text:p text:style-name="P2">Péché : <text:span text:style-name="T4">colère.</text:span></text:p>
      <text:p text:style-name="P14">Stigmates : <text:span text:style-name="T31">cornes, yeux rouges, écailles, mains griffues, odeur de brûlé.</text:span></text:p>
      <text:p text:style-name="P2">Type de démon : <text:s/><text:span text:style-name="T30">zaraqhs (</text:span><text:span text:style-name="T4">fléaux et angoisses</text:span><text:span text:style-name="T30">)</text:span><text:span text:style-name="T4">.</text:span></text:p>
      <text:p text:style-name="P2">Sultan : <text:span text:style-name="T4">Saghulhaza, la furie fracassante.</text:span></text:p>
      <text:p text:style-name="P2">Vizir connu : <text:span text:style-name="T5">Zre’heva, le seigneur de guerre.</text:span></text:p>
      <text:p text:style-name="P2"/>
      <text:p text:style-name="P2"><text:span text:style-name="T7">Quatr</text:span>ième Qlippoth</text:p>
      <text:p text:style-name="P2"><text:span text:style-name="T32">Royaume de l’injustice, t</text:span>ente <text:span text:style-name="T32">par la fausse ouverture et honnêteté et </text:span><text:span text:style-name="T7">en promettant</text:span> l<text:span text:style-name="T7">es pouvoirs mentaux</text:span>.</text:p>
      <text:p text:style-name="P2">Péché : <text:span text:style-name="T7">envie.</text:span></text:p>
      <text:p text:style-name="P15">Stigmates : sang coulant des yeux et oreilles, décharges sporadiques d’électricité, sabots fourchus, peau bleuâtre.</text:p>
      <text:p text:style-name="P2">Type de démon : <text:span text:style-name="T7">dépeceurs.</text:span></text:p>
      <text:p text:style-name="P2">Sultan : <text:span text:style-name="T7">Ashtarath ou Astroarche, reine des étoiles et de l’équilibre secret entre ce qui est déchu et ce qui est élevé (note : jusqu’au 45ème siècle, Pangeren était référencé comme le sultan du quatrième Qlippoth et Ashtarath comme régnant sur le sixième à la place de Samayelos ; l’empyréen a-t-il déchu dans les temps réflectifs ou bien l’Église aurait-elle commis une terrible erreur en le vénérant ? L’infaillibilité patriarchale est-elle en défaut?).</text:span></text:p>
      <text:p text:style-name="P2">Vizir connu : <text:span text:style-name="T7">Pangeren, </text:span><text:span text:style-name="T8">le </text:span><text:span text:style-name="T7">trois fois maudit.</text:span></text:p>
      <text:p text:style-name="P2"/>
      <text:p text:style-name="P5">Les abysses</text:p>
      <text:p text:style-name="P6">Nulle conscience ne peut les traverser. <text:span text:style-name="T1">Levayath-Nidhaugg </text:span>y dévore tout ce qui s’y présente en attendant de dévorer l’univers lors de l’<text:span text:style-name="T20">e</text:span>s<text:span text:style-name="T21">k</text:span>aton. Les entités des Qlippoths trans-abyssaux n’offrent rien aux mortels qui ne peuvent les contacter. <text:s/><text:span text:style-name="T34">Sont-elles encore même de véritables démons ou simplement des incarnations des concepts fondamentaux de l’univers matériel ?</text:span></text:p>
      <text:p text:style-name="P2"/>
      <text:p text:style-name="P2"><text:span text:style-name="T9">Trois</text:span>ième Qlippoth</text:p>
      <text:p text:style-name="P2"><text:span text:style-name="T9">Premier Qlippoth trans-abyssal.</text:span></text:p>
      <text:p text:style-name="P2"><text:span text:style-name="T33">Incarnation</text:span> : <text:span text:style-name="T9">Dhiyammat, la reine dragon, mère des diables, celle qui donne leur forme aux démons.</text:span></text:p>
      <text:p text:style-name="P2"/>
      <text:p text:style-name="P5">Second Qlippoth</text:p>
      <text:p text:style-name="P5">Second Qlippoth trans-abyssal.</text:p>
      <text:p text:style-name="P5"><text:span text:style-name="T33">Incarnation</text:span> : Ap-Bhyzzu, qui dirige les actions de tous les sultans.</text:p>
      <text:p text:style-name="P5"/>
      <text:p text:style-name="P5">Premier Qlippoth</text:p>
      <text:p text:style-name="P5">Le cœur de l’univers, la coquille vide restant depuis la séparation du faux soleil céleste d’avec le centre de l’existence.</text:p>
      <text:p text:style-name="P5"><text:span text:style-name="T33">Incarnation</text:span> : Aachiyel, <text:span text:style-name="T10">le soleil noir, ni chaleur ni lumière n’irradient </text:span><text:span text:style-name="T14">de lui</text:span><text:span text:style-name="T10">, s</text:span>eules en émanent les ténèbres entre les étoiles. Aachiyel<text:span text:style-name="T10">, Seuls Ap-Bhyzzu et Dhiyammah peuvent exister en sa présence, car ils ne sont rien de plus que ses projections structurant le reste des hordes de la Géhenne pour replier l’univers volé sur lui-même.</text:span></text:p>
      <text:p text:style-name="P7"/>
      <text:p text:style-name="P7">Démons</text:p>
      <text:p text:style-name="P7">Puissance : la principale caractéristique d’un démon est sa puissance, notée sur 10 et valant 11 moins le numéro de son Qlippoth d’origine. Lorsqu’un démon doit effectuer un jet par lui-même <text:soft-page-break/>dans son domaine de prédilection, son nombre de dés lancés est égal à sa puissance avec la répartition suivante :</text:p>
      <text:p text:style-name="P7">La moitié pour le domaine ;</text:p>
      <text:p text:style-name="P7">L’autre moitié pour la compétence ;</text:p>
      <text:p text:style-name="P7">En cas d’impair le rang surnuméraire est compté dans le domaine.</text:p>
      <text:p text:style-name="P7">Le rang de trait étant égal à son domaine.</text:p>
      <text:p text:style-name="P7">Exemple : J’akeshvala, dépeceur du quatrième Qlippoth, possède une puissance de 11-4=7. Ses jets principaux se feront donc avec une compétence au rang 3 (accordant le bonus de 5 dû au rang) ainsi qu’un domaine et un trait au rang 4.</text:p>
      <text:p text:style-name="P8">En cas de jet dans un domaine n’étant pas de prédilection, on pourra considérer les 2/3 de la puissance, voire le tiers pour les jets les plus éloignés du cœur conceptuel du démon. Les arrondis étant gérés en partie entière par excès.</text:p>
      <text:p text:style-name="P8">Exemple : J’akeshvala est un démon brutal, il effectuera ses jets de combat à puissance 7, mais il vient du Qlippoth de l’envie, tenter par ce biais est au moins un jet secondaire pour lui, aux deux-tiers par excès de 7, soit 7×2/3 = 4,666 <text:span text:style-name="T15">≈</text:span><text:span text:style-name="T16"> 5. Tenter de séduire ou d’éclairer par la sagesse n’est cependant guère son fort, un tel jet serait donc au tiers par excès, soit 7/3 = </text:span><text:span text:style-name="T17">2</text:span><text:span text:style-name="T16">,33 </text:span><text:span text:style-name="T15">≈</text:span><text:span text:style-name="T16"> </text:span><text:span text:style-name="T17">3</text:span><text:span text:style-name="T16">. </text:span></text:p>
      <text:p text:style-name="P8"><text:span text:style-name="T16"/></text:p>
      <text:p text:style-name="P9"><text:span text:style-name="T16">Démons majeurs : la puissance d’un démon majeur est modifiée ainsi qu’il suit :</text:span></text:p>
      <text:p text:style-name="P9"><text:span text:style-name="T16">Vizir</text:span><text:span text:style-name="T19">s</text:span><text:span text:style-name="T16"> : +6 ;</text:span></text:p>
      <text:p text:style-name="P9"><text:span text:style-name="T16">Sultans : +13 ;</text:span></text:p>
      <text:p text:style-name="P9"><text:span text:style-name="T16">Levayath-Nidhaugg : qui peut affronter la bête dévoreuse de la fin des temps ? La puissance du grand serpent est toujours de 666, rien </text:span><text:span text:style-name="T18">ne s’oppose au destin de l’existence.</text:span></text:p>
      <text:p text:style-name="P7"/>
      <text:p text:style-name="P7"/>
      <text:p text:style-name="P1"/>
      <text:p text:style-name="P4"/>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 svg:font-family="'Linux Libertine O'"/>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08:42:53.811634250</meta:creation-date>
    <meta:generator>LibreOffice/7.4.7.2$Linux_X86_64 LibreOffice_project/40$Build-2</meta:generator>
    <dc:date>2023-08-06T09:14:52.081894113</dc:date>
    <meta:editing-duration>PT15H57M23S</meta:editing-duration>
    <meta:editing-cycles>43</meta:editing-cycles>
    <meta:document-statistic meta:table-count="0" meta:image-count="0" meta:object-count="0" meta:page-count="3" meta:paragraph-count="77" meta:word-count="1071" meta:character-count="6559" meta:non-whitespace-character-count="5562"/>
  </office:meta>
</office:document-meta>
</file>